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50%" draw:textarea-horizontal-align="justify" draw:textarea-vertical-align="middle" draw:auto-grow-height="false" fo:min-height="11.695cm" fo:min-width="11.714cm"/>
    </style:style>
    <style:style style:name="gr2" style:family="graphic" style:parent-style-name="standard">
      <style:graphic-properties draw:opacity="79%" draw:textarea-horizontal-align="justify" draw:textarea-vertical-align="middle" draw:auto-grow-height="false" fo:min-height="8.461cm" fo:min-width="8.302cm"/>
    </style:style>
    <style:style style:name="gr3" style:family="graphic" style:parent-style-name="standard">
      <style:graphic-properties draw:stroke="none" svg:stroke-color="#000000" draw:fill="none" draw:fill-color="#ffffff" fo:min-height="0.766cm"/>
    </style:style>
    <style:style style:name="gr4" style:family="graphic" style:parent-style-name="standard">
      <style:graphic-properties draw:stroke="none" svg:stroke-color="#000000" draw:fill="none" draw:fill-color="#ffffff" fo:min-height="0.893cm"/>
    </style:style>
    <style:style style:name="gr5" style:family="graphic" style:parent-style-name="standard">
      <style:graphic-properties draw:stroke="none" draw:marker-start="" draw:fill-color="#ffff66" draw:opacity="30%" draw:textarea-horizontal-align="justify" draw:textarea-vertical-align="middle" draw:auto-grow-height="false" fo:min-height="4.115cm" fo:min-width="6.781cm"/>
    </style:style>
    <style:style style:name="gr6" style:family="graphic" style:parent-style-name="standard">
      <style:graphic-properties draw:stroke="none" draw:fill-color="#ffff66" draw:opacity="30%" draw:textarea-horizontal-align="justify" draw:textarea-vertical-align="middle" draw:auto-grow-height="false" fo:min-height="4.096cm" fo:min-width="6.849cm"/>
    </style:style>
    <style:style style:name="gr7" style:family="graphic" style:parent-style-name="standard">
      <style:graphic-properties draw:stroke="none" draw:fill-color="#ffff66" draw:opacity="30%" draw:textarea-horizontal-align="justify" draw:textarea-vertical-align="middle" draw:auto-grow-height="false" fo:min-height="4.115cm" fo:min-width="6.781cm"/>
    </style:style>
    <style:style style:name="gr8" style:family="graphic" style:parent-style-name="standard">
      <style:graphic-properties draw:stroke="none" draw:fill-color="#ffff66" draw:opacity="30%" draw:textarea-horizontal-align="justify" draw:textarea-vertical-align="middle" draw:auto-grow-height="false" fo:min-height="4.149cm" fo:min-width="6.846cm"/>
    </style:style>
    <style:style style:name="gr9" style:family="graphic" style:parent-style-name="standard">
      <style:graphic-properties draw:stroke="none" draw:fill-color="#ffff66" draw:opacity="30%" draw:textarea-horizontal-align="justify" draw:textarea-vertical-align="middle" draw:auto-grow-height="false" fo:min-height="4.212cm" fo:min-width="6.87cm"/>
    </style:style>
    <style:style style:name="gr10" style:family="graphic" style:parent-style-name="standard">
      <style:graphic-properties draw:stroke="none" svg:stroke-color="#000000" draw:fill="none" draw:fill-color="#ffffff" fo:min-height="1.423cm"/>
    </style:style>
    <style:style style:name="gr11" style:family="graphic" style:parent-style-name="standard">
      <style:graphic-properties draw:stroke="none" svg:stroke-color="#000000" draw:fill="none" draw:fill-color="#ffffff" fo:min-height="0.988cm"/>
    </style:style>
    <style:style style:name="gr12" style:family="graphic" style:parent-style-name="standard">
      <style:graphic-properties draw:stroke="none" svg:stroke-color="#000000" draw:fill="none" draw:fill-color="#ffffff" fo:min-height="1.02cm"/>
    </style:style>
    <style:style style:name="gr13" style:family="graphic" style:parent-style-name="standard">
      <style:graphic-properties draw:stroke="none" svg:stroke-color="#000000" draw:fill="none" draw:fill-color="#ffffff" fo:min-height="1.147cm"/>
    </style:style>
    <style:style style:name="P1" style:family="paragraph">
      <loext:graphic-properties draw:opacity="50%"/>
      <style:paragraph-properties fo:text-align="center"/>
    </style:style>
    <style:style style:name="P2" style:family="paragraph">
      <loext:graphic-properties draw:opacity="79%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66" draw:opacity="30%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272cm" svg:height="16.891cm" svg:x="1.889cm" svg:y="3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2.446cm" svg:height="12.319cm" svg:x="4.329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7.239cm" svg:height="1.016cm" svg:x="7.25cm" svg:y="3.943cm">
          <draw:text-box>
            <text:p>Ämnespecifik kunskap</text:p>
          </draw:text-box>
        </draw:frame>
        <draw:frame draw:style-name="gr4" draw:text-style-name="P3" draw:layer="layout" svg:width="4.953cm" svg:height="1.143cm" svg:x="8.139cm" svg:y="5.98cm">
          <draw:text-box>
            <text:p>Maskininlärning</text:p>
          </draw:text-box>
        </draw:frame>
        <draw:custom-shape draw:style-name="gr5" draw:text-style-name="P4" draw:layer="layout" svg:width="10.295cm" svg:height="6.173cm" draw:transform="skewX (-5.86036899995619E-017) rotate (-0.414341164423454) translate (3.993cm 5.04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0.393cm" svg:height="6.144cm" draw:transform="rotate (-0.111701072127637) translate (2.291cm 8.7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0.295cm" svg:height="6.173cm" draw:transform="rotate (0.0567232006898157) translate (2.448cm 11.65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0.295cm" svg:height="6.173cm" draw:transform="skewX (5.86036899995619E-017) rotate (0.648215284190694) translate (3.54cm 15.7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0.295cm" svg:height="6.173cm" draw:transform="skewX (5.8603689999562E-017) rotate (0.330914426178125) translate (7.692cm 8.6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10.388cm" svg:height="6.221cm" draw:transform="rotate (0.106116018521255) translate (8.509cm 9.43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10.388cm" svg:height="6.221cm" draw:transform="rotate (-0.286233997327069) translate (9.1cm 9.7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10.422cm" svg:height="6.31cm" draw:transform="rotate (-0.534768882811062) translate (8.75cm 9.9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4.445cm" svg:height="1.143cm" svg:x="4.113cm" svg:y="8.15cm">
          <draw:text-box>
            <text:p>Robotik</text:p>
          </draw:text-box>
        </draw:frame>
        <draw:frame draw:style-name="gr10" draw:text-style-name="P6" draw:layer="layout" svg:width="4.191cm" svg:height="1.673cm" svg:x="3.324cm" svg:y="11.079cm">
          <draw:text-box>
            <text:p text:style-name="P5">Datorseende</text:p>
            <text:p text:style-name="P5">bildanalys</text:p>
          </draw:text-box>
        </draw:frame>
        <draw:frame draw:style-name="gr3" draw:text-style-name="P3" draw:layer="layout" svg:width="5.08cm" svg:height="1.016cm" svg:x="3.732cm" svg:y="14.027cm">
          <draw:text-box>
            <text:p>Språkteknologi</text:p>
          </draw:text-box>
        </draw:frame>
        <draw:frame draw:style-name="gr4" draw:text-style-name="P3" draw:layer="layout" svg:width="4.699cm" svg:height="1.143cm" svg:x="5.772cm" svg:y="16.267cm">
          <draw:text-box>
            <text:p>Talteknologi</text:p>
          </draw:text-box>
        </draw:frame>
        <draw:frame draw:style-name="gr10" draw:text-style-name="P6" draw:layer="layout" svg:width="5.572cm" svg:height="1.673cm" svg:x="12.395cm" svg:y="8.59cm">
          <draw:text-box>
            <text:p text:style-name="P5">Finansmatematik</text:p>
          </draw:text-box>
        </draw:frame>
        <draw:frame draw:style-name="gr10" draw:text-style-name="P6" draw:layer="layout" svg:width="5.715cm" svg:height="1.673cm" svg:x="10.198cm" svg:y="15.767cm">
          <draw:text-box>
            <text:p text:style-name="P5">Hjärninspirerade</text:p>
            <text:p text:style-name="P5">beräkningar</text:p>
          </draw:text-box>
        </draw:frame>
        <draw:frame draw:style-name="gr11" draw:text-style-name="P3" draw:layer="layout" svg:width="4.507cm" svg:height="1.238cm" svg:x="13.76cm" svg:y="11.338cm">
          <draw:text-box>
            <text:p>Data science</text:p>
          </draw:text-box>
        </draw:frame>
        <draw:frame draw:style-name="gr12" draw:text-style-name="P3" draw:layer="layout" svg:width="5.969cm" svg:height="1.27cm" svg:x="11.576cm" svg:y="13.777cm">
          <draw:text-box>
            <text:p>Beräkningsbiologi</text:p>
          </draw:text-box>
        </draw:frame>
        <draw:frame draw:style-name="gr13" draw:text-style-name="P3" draw:layer="layout" svg:width="16.51cm" svg:height="1.673cm" svg:x="2.651cm" svg:y="1.635cm">
          <draw:text-box>
            <text:p>Note: this is not updated any longer, check the English version instead!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5T10:54:00.447857783</meta:creation-date>
    <dc:date>2017-11-25T14:55:08.156182627</dc:date>
    <meta:editing-duration>PT49M47S</meta:editing-duration>
    <meta:editing-cycles>8</meta:editing-cycles>
    <meta:generator>LibreOffice/5.1.6.2$Linux_X86_64 LibreOffice_project/10m0$Build-2</meta:generator>
    <meta:document-statistic meta:object-count="21"/>
  </office:meta>
</office:document-meta>
</file>